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ejaVu Math TeX Gyre" svg:font-family="'DejaVu Math TeX Gyre'" style:font-pitch="variable"/>
    <style:font-face style:name="EB Garamond 12" svg:font-family="'EB Garamond 12'" style:font-pitch="variable"/>
    <style:font-face style:name="TeXGyreSchola" svg:font-family="TeXGyreSchol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Default">
      <style:paragraph-properties fo:text-align="center" style:justify-single-word="false"/>
    </style:style>
    <style:style style:name="P2" style:family="paragraph" style:parent-style-name="Default">
      <style:text-properties style:font-name="TeXGyreSchola" fo:font-size="9pt" style:font-size-asian="9pt" style:font-size-complex="9pt"/>
    </style:style>
    <style:style style:name="P3" style:family="paragraph" style:parent-style-name="Default">
      <style:text-properties style:font-name="TeXGyreSchola" fo:font-size="9pt" officeooo:paragraph-rsid="0077273d" style:font-size-asian="9pt" style:font-size-complex="9pt"/>
    </style:style>
    <style:style style:name="P4" style:family="paragraph" style:parent-style-name="Default">
      <style:paragraph-properties fo:text-align="center" style:justify-single-word="false"/>
      <style:text-properties style:font-name="TeXGyreSchola"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 style:shadow="none" style:writing-mode="lr-tb">
        <style:tab-stops>
          <style:tab-stop style:position="7.5in" style:type="right"/>
        </style:tab-stops>
      </style:paragraph-properties>
      <style:text-properties style:font-name="TeXGyreSchola" fo:font-size="9pt" fo:font-weight="normal" officeooo:paragraph-rsid="00ba78ae" style:font-size-asian="9pt" style:font-weight-asian="normal" style:font-size-complex="9pt" style:font-weight-complex="normal"/>
    </style:style>
    <style:style style:name="P6" style:family="paragraph" style:parent-style-name="Standard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italic" officeooo:rsid="00a741dd" officeooo:paragraph-rsid="00a741dd" style:font-size-asian="9pt" style:font-style-asian="italic" style:font-size-complex="9pt" style:font-style-complex="italic"/>
    </style:style>
    <style:style style:name="P7" style:family="paragraph" style:parent-style-name="Standard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7479bd" officeooo:paragraph-rsid="0077273d" style:font-size-asian="9pt" style:font-size-complex="9pt"/>
    </style:style>
    <style:style style:name="P8" style:family="paragraph" style:parent-style-name="Standard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paragraph-rsid="0084f214" style:font-size-asian="9pt" style:font-size-complex="9pt"/>
    </style:style>
    <style:style style:name="P9" style:family="paragraph" style:parent-style-name="Times_20_New">
      <style:text-properties style:font-name="TeXGyreSchola" fo:font-size="9pt" style:font-size-asian="9pt" style:font-size-complex="9pt"/>
    </style:style>
    <style:style style:name="P10" style:family="paragraph" style:parent-style-name="Times_20_New">
      <style:text-properties style:font-name="TeXGyreSchola" fo:font-size="9pt" officeooo:paragraph-rsid="0063ec78" style:font-size-asian="9pt" style:font-size-complex="9pt"/>
    </style:style>
    <style:style style:name="P11" style:family="paragraph" style:parent-style-name="Times_20_New">
      <style:text-properties style:font-name="TeXGyreSchola" fo:font-size="9pt" officeooo:paragraph-rsid="0063ec78" style:font-size-asian="9pt" style:font-size-complex="9pt" style:font-weight-complex="bold"/>
    </style:style>
    <style:style style:name="P12" style:family="paragraph" style:parent-style-name="Default" style:list-style-name="L4">
      <style:text-properties style:font-name="TeXGyreSchola" fo:font-size="9pt" officeooo:rsid="009f6b5c" officeooo:paragraph-rsid="009f6b5c" style:font-size-asian="9pt" style:font-size-complex="9pt"/>
    </style:style>
    <style:style style:name="P13" style:family="paragraph" style:parent-style-name="Default" style:list-style-name="L4">
      <style:text-properties style:font-name="TeXGyreSchola" fo:font-size="9pt" officeooo:rsid="008c9532" officeooo:paragraph-rsid="00996ba9" style:font-size-asian="9pt" style:font-size-complex="9pt"/>
    </style:style>
    <style:style style:name="P14" style:family="paragraph" style:parent-style-name="Default" style:list-style-name="L4">
      <style:text-properties style:font-name="TeXGyreSchola" fo:font-size="9pt" officeooo:rsid="00a04b03" officeooo:paragraph-rsid="00a04b03" style:font-size-asian="9pt" style:font-size-complex="9pt"/>
    </style:style>
    <style:style style:name="P15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084f214" style:font-size-asian="9pt" style:font-size-complex="9pt"/>
    </style:style>
    <style:style style:name="P16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09608d1" style:font-size-asian="9pt" style:font-size-complex="9pt"/>
    </style:style>
    <style:style style:name="P17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0b44c56" style:font-size-asian="9pt" style:font-size-complex="9pt"/>
    </style:style>
    <style:style style:name="P18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0dd6033" style:font-size-asian="9pt" style:font-size-complex="9pt"/>
    </style:style>
    <style:style style:name="P19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rsid="00841914" officeooo:paragraph-rsid="0089e67a" style:font-size-asian="9pt" style:font-size-complex="9pt"/>
    </style:style>
    <style:style style:name="P20" style:family="paragraph" style:parent-style-name="Default" style:list-style-name="WW8Num2">
      <style:paragraph-properties fo:margin-left="0.3752in" fo:margin-right="0in" fo:margin-top="0in" fo:margin-bottom="0.022in" loext:contextual-spacing="false" fo:text-indent="-0.1252in" style:auto-text-indent="false"/>
      <style:text-properties style:font-name="TeXGyreSchola" fo:font-size="9pt" officeooo:rsid="002d3a4b" officeooo:paragraph-rsid="002fa3a4" style:font-size-asian="9pt" style:font-size-complex="9pt"/>
    </style:style>
    <style:style style:name="P21" style:family="paragraph" style:parent-style-name="Default" style:list-style-name="WW8Num2">
      <style:paragraph-properties fo:margin-left="0.3752in" fo:margin-right="0in" fo:margin-top="0in" fo:margin-bottom="0.022in" loext:contextual-spacing="false" fo:text-indent="-0.1252in" style:auto-text-indent="false"/>
      <style:text-properties style:font-name="EB Garamond 12" fo:font-size="10pt" officeooo:rsid="002d3a4b" officeooo:paragraph-rsid="002fa3a4" style:font-size-asian="10pt" style:font-size-complex="10pt"/>
    </style:style>
    <style:style style:name="P22" style:family="paragraph" style:parent-style-name="Heading_20_5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a741dd" officeooo:paragraph-rsid="00a741dd" style:font-size-asian="9pt" style:font-size-complex="9pt"/>
    </style:style>
    <style:style style:name="P23" style:family="paragraph" style:parent-style-name="Heading_20_5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7479bd" officeooo:paragraph-rsid="0077273d" style:font-size-asian="9pt" style:font-size-complex="9pt"/>
    </style:style>
    <style:style style:name="P24" style:family="paragraph" style:parent-style-name="Heading_20_5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paragraph-rsid="0077273d" style:font-size-asian="9pt" style:font-size-complex="9pt"/>
    </style:style>
    <style:style style:name="P25" style:family="paragraph" style:parent-style-name="Standard" style:list-style-name="L2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normal" officeooo:rsid="00a741dd" officeooo:paragraph-rsid="00a741dd" style:font-size-asian="9pt" style:font-style-asian="normal" style:font-size-complex="9pt" style:font-style-complex="normal"/>
    </style:style>
    <style:style style:name="P26" style:family="paragraph" style:parent-style-name="Standard" style:list-style-name="L3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88b5a4" officeooo:paragraph-rsid="0088b5a4" style:font-size-asian="9pt" style:font-size-complex="9pt"/>
    </style:style>
    <style:style style:name="P27" style:family="paragraph" style:parent-style-name="Standard" style:list-style-name="L3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8a9991" officeooo:paragraph-rsid="008a9991" style:font-size-asian="9pt" style:font-size-complex="9pt"/>
    </style:style>
    <style:style style:name="P28" style:family="paragraph" style:parent-style-name="Standard" style:list-style-name="L3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paragraph-rsid="008a9991" style:font-size-asian="9pt" style:font-size-complex="9pt"/>
    </style:style>
    <style:style style:name="P29" style:family="paragraph" style:parent-style-name="Text_20_body" style:master-page-name="Standard">
      <style:paragraph-properties fo:margin-top="0in" fo:margin-bottom="0in" loext:contextual-spacing="false" fo:text-align="center" style:justify-single-word="false" style:page-number="auto" style:shadow="none" style:writing-mode="lr-tb"/>
      <style:text-properties style:font-name="TeXGyreSchola" fo:font-size="14pt" fo:font-weight="bold" style:font-size-asian="14pt" style:font-weight-asian="bold" style:font-size-complex="14pt"/>
    </style:style>
    <style:style style:name="P30" style:family="paragraph" style:parent-style-name="Heading_20_2">
      <style:text-properties style:font-name="TeXGyreSchola" fo:font-size="9pt" style:font-size-asian="9pt" style:font-size-complex="9pt"/>
    </style:style>
    <style:style style:name="P31" style:family="paragraph" style:parent-style-name="Heading_20_2">
      <style:text-properties fo:font-size="9pt" fo:font-weight="bold" style:font-size-asian="9pt" style:font-weight-asian="bold" style:font-size-complex="9pt" style:font-weight-complex="bold"/>
    </style:style>
    <style:style style:name="P32" style:family="paragraph" style:parent-style-name="Heading_20_2">
      <style:paragraph-properties fo:text-align="start" style:justify-single-word="false" style:shadow="none" style:writing-mode="lr-tb"/>
      <style:text-properties style:font-name="TeXGyreSchola" fo:font-size="9pt" officeooo:paragraph-rsid="00b69a79" style:font-size-asian="9pt" style:font-size-complex="9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841914" style:font-weight-asian="normal" style:font-weight-complex="normal"/>
    </style:style>
    <style:style style:name="T3" style:family="text">
      <style:text-properties fo:font-weight="normal" officeooo:rsid="00abbcc5" style:font-weight-asian="normal" style:font-weight-complex="normal"/>
    </style:style>
    <style:style style:name="T4" style:family="text">
      <style:text-properties fo:font-weight="normal" officeooo:rsid="00b5a1ca" style:font-weight-asian="normal" style:font-weight-complex="normal"/>
    </style:style>
    <style:style style:name="T5" style:family="text">
      <style:text-properties fo:font-weight="normal" officeooo:rsid="00bbdef7" style:font-weight-asian="normal" style:font-weight-complex="normal"/>
    </style:style>
    <style:style style:name="T6" style:family="text">
      <style:text-properties fo:font-weight="normal" officeooo:rsid="00d2d3f9" style:font-weight-asian="normal" style:font-weight-complex="normal"/>
    </style:style>
    <style:style style:name="T7" style:family="text">
      <style:text-properties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63ec78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style:font-style-asian="normal" style:font-style-complex="normal" style:font-weight-complex="normal"/>
    </style:style>
    <style:style style:name="T15" style:family="text">
      <style:text-properties fo:font-style="normal" officeooo:rsid="00a52682" style:font-style-asian="normal" style:font-style-complex="normal"/>
    </style:style>
    <style:style style:name="T16" style:family="text">
      <style:text-properties fo:font-style="normal" officeooo:rsid="00a04b03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63ec78" style:font-style-asian="normal" style:font-weight-asian="normal" style:font-style-complex="normal" style:font-weight-complex="normal"/>
    </style:style>
    <style:style style:name="T19" style:family="text">
      <style:text-properties officeooo:rsid="001de919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63ec78" style:font-weight-asian="bold" style:font-weight-complex="bold"/>
    </style:style>
    <style:style style:name="T22" style:family="text">
      <style:text-properties fo:font-weight="bold" officeooo:rsid="00841914" style:font-weight-asian="bold" style:font-weight-complex="bold"/>
    </style:style>
    <style:style style:name="T23" style:family="text">
      <style:text-properties fo:font-weight="bold" officeooo:rsid="00bf6607" style:font-weight-asian="bold" style:font-weight-complex="bold"/>
    </style:style>
    <style:style style:name="T24" style:family="text">
      <style:text-properties officeooo:rsid="00841914"/>
    </style:style>
    <style:style style:name="T25" style:family="text">
      <style:text-properties style:use-window-font-color="true" fo:language="en" fo:country="US" fo:font-weight="bold" officeooo:rsid="0088b5a4" style:font-name-asian="Times New Roman" style:language-asian="zh" style:country-asian="CN" style:font-weight-asian="bold" style:font-name-complex="Times New Roman" style:language-complex="ar" style:country-complex="SA" style:font-weight-complex="bold"/>
    </style:style>
    <style:style style:name="T26" style:family="text">
      <style:text-properties style:use-window-font-color="true" fo:language="en" fo:country="US" fo:font-weight="bold" officeooo:rsid="00b82fbf" style:font-name-asian="Times New Roman" style:language-asian="zh" style:country-asian="CN" style:font-weight-asian="bold" style:font-name-complex="Times New Roman" style:language-complex="ar" style:country-complex="SA" style:font-weight-complex="bold"/>
    </style:style>
    <style:style style:name="T27" style:family="text">
      <style:text-properties officeooo:rsid="008a9991"/>
    </style:style>
    <style:style style:name="T28" style:family="text">
      <style:text-properties officeooo:rsid="009e73b8"/>
    </style:style>
    <style:style style:name="T29" style:family="text">
      <style:text-properties officeooo:rsid="009f0c8b"/>
    </style:style>
    <style:style style:name="T30" style:family="text">
      <style:text-properties officeooo:rsid="009fc3f6"/>
    </style:style>
    <style:style style:name="T31" style:family="text">
      <style:text-properties officeooo:rsid="00a68356"/>
    </style:style>
    <style:style style:name="T32" style:family="text">
      <style:text-properties officeooo:rsid="00ba78ae"/>
    </style:style>
    <style:style style:name="T33" style:family="text">
      <style:text-properties style:font-name="TeXGyreSchola" fo:font-size="9pt" style:font-size-asian="9pt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Andrew Harris</text:p>
      <text:p text:style-name="P5"/>
      <text:p text:style-name="P5"><text:span text:style-name="T32">(</text:span>310) 729-9608 ∙ Andrew@<text:span text:style-name="T19">h</text:span>arris.net</text:p>
      <text:p text:style-name="P4">Analytics professional ready to create insightful and actionable analyses on day one</text:p>
      <text:p text:style-name="P1"/>
      <text:h text:style-name="P32" text:outline-level="2"><text:span text:style-name="T25">S</text:span><text:span text:style-name="T26">KILLS</text:span></text:h>
      <text:list xml:id="list6253270553229836251" text:style-name="L1">
        <text:list-item>
          <text:p text:style-name="P15"><text:span text:style-name="T22">Python </text:span><text:span text:style-name="T23">– </text:span><text:span text:style-name="T24">Jupyter Notebook, Pandas, Scikit-Learn, Statsmodels, Keras</text:span></text:p>
        </text:list-item>
        <text:list-item>
          <text:p text:style-name="P16"><text:span text:style-name="T22">R </text:span><text:span text:style-name="T23">–</text:span><text:span text:style-name="T2"> </text:span><text:span text:style-name="T4">R</text:span><text:span text:style-name="T5">S</text:span><text:span text:style-name="T4">tudio, </text:span><text:span text:style-name="T6">T</text:span><text:span text:style-name="T3">idyverse toolkit, caret, forecast</text:span></text:p>
        </text:list-item>
        <text:list-item>
          <text:p text:style-name="P17"><text:span text:style-name="T22">SQL </text:span><text:span text:style-name="T23">– </text:span><text:span text:style-name="T24">MySQL, MariaDB, SAS Proc SQL</text:span></text:p>
        </text:list-item>
        <text:list-item>
          <text:p text:style-name="P17"><text:span text:style-name="T22">Machine Learning </text:span><text:span text:style-name="T23">–</text:span><text:span text:style-name="T22"> </text:span><text:span text:style-name="T24">PCA, Clustering, LDA analysis, Support Vector Machines, Ensemble methods, Regularization, Visualization, and implementation in both R and Python</text:span></text:p>
        </text:list-item>
        <text:list-item>
          <text:p text:style-name="P18"><text:span text:style-name="T22">Linux</text:span><text:span text:style-name="T24"> – Bash, Vim, Debian based distributions</text:span></text:p>
          <text:p text:style-name="P19"/>
        </text:list-item>
      </text:list>
      <text:h text:style-name="P30" text:outline-level="2">EXPERIENCE </text:h>
      <text:h text:style-name="P22" text:outline-level="5">Econ One Research<text:tab/>Los Angeles, CA</text:h>
      <text:p text:style-name="P6"><text:span text:style-name="T13">Analyst</text:span><text:tab/><text:span text:style-name="T13">March 2017-Present</text:span></text:p>
      <text:list xml:id="list7461156540438896879" text:style-name="L2">
        <text:list-item>
          <text:p text:style-name="P25">Experienced researcher that specializes in econometric models and methods:</text:p>
          <text:list>
            <text:list-item>
              <text:p text:style-name="P25">Extensive experience in munging and analyzing large data sets (hundreds of millions of observations)</text:p>
            </text:list-item>
            <text:list-item>
              <text:p text:style-name="P25">Advanced R, Python, and SAS user</text:p>
            </text:list-item>
            <text:list-item>
              <text:p text:style-name="P25">Prepared research, associated documentation, and analysis for expert economist litigation reports</text:p>
              <text:p text:style-name="P25"/>
            </text:list-item>
          </text:list>
        </text:list-item>
      </text:list>
      <text:h text:style-name="P23" text:outline-level="5">General Assembly<text:tab/><text:span text:style-name="T20">Los Angeles, CA</text:span></text:h>
      <text:p text:style-name="P7"><text:span text:style-name="T13">Instructional Associate</text:span><text:tab/><text:span text:style-name="T31">2016</text:span></text:p>
      <text:list xml:id="list5390687992542780528" text:style-name="L3">
        <text:list-item>
          <text:p text:style-name="P26">Instructed <text:span text:style-name="T29">p</text:span>art-<text:span text:style-name="T29">t</text:span>ime Data Science <text:span text:style-name="T28">course</text:span> <text:span text:style-name="T27">where</text:span> <text:span text:style-name="T27">students learned to:</text:span></text:p>
          <text:list>
            <text:list-item>
              <text:p text:style-name="P27">Perform exploratory data analysis with Python</text:p>
            </text:list-item>
            <text:list-item>
              <text:p text:style-name="P27">Build and refine machine learning models to predict patterns from data sets</text:p>
            </text:list-item>
            <text:list-item>
              <text:p text:style-name="P27">Communicate data driven insights to technical and non-technical audiences alike</text:p>
              <text:p text:style-name="P28"/>
            </text:list-item>
          </text:list>
        </text:list-item>
      </text:list>
      <text:h text:style-name="P24" text:outline-level="5"><text:span text:style-name="T7">Rossi, Doskocil &amp; Finkelstein, LLP<text:tab/></text:span><text:span text:style-name="T20">Long Beach, CA</text:span></text:h>
      <text:p text:style-name="P8"><text:span text:style-name="T13">Staff Accountant </text:span><text:span text:style-name="T16">(Audit)</text:span><text:span text:style-name="T8"><text:tab/></text:span><text:span text:style-name="T15">2012-2014</text:span></text:p>
      <text:list xml:id="list710443767789444581" text:style-name="L4">
        <text:list-item>
          <text:p text:style-name="P12"><text:span text:style-name="T30">Specialized in f</text:span>raud detection and compliance:</text:p>
          <text:list>
            <text:list-item>
              <text:p text:style-name="P13">Performed fraud consulting for a major manufacturer (&gt;$100M in yearly revenue) at 5 divisions across the US</text:p>
            </text:list-item>
            <text:list-item>
              <text:p text:style-name="P14">Updated audit requirements for not-for-profit clients subject to OMB A-133 Single Audit</text:p>
            </text:list-item>
          </text:list>
        </text:list-item>
      </text:list>
      <text:p text:style-name="P3"/>
      <text:h text:style-name="P30" text:outline-level="2">EDUCATION </text:h>
      <text:h text:style-name="P9" text:outline-level="5"><text:span text:style-name="T7">University of Southern California, Marshall School of Business</text:span><text:tab/><text:span text:style-name="T20">Los Angeles, CA</text:span></text:h>
      <text:h text:style-name="P9" text:outline-level="5"><text:span text:style-name="T17">Master of Science in Finance </text:span><text:span text:style-name="T9"><text:tab/></text:span><text:span text:style-name="T1">2016</text:span></text:h>
      <text:h text:style-name="P11" text:outline-level="5"/>
      <text:h text:style-name="P10" text:outline-level="5"><text:span text:style-name="T7">University of California </text:span><text:tab/><text:span text:style-name="T20">Santa Barbara, C</text:span><text:span text:style-name="T21">A</text:span></text:h>
      <text:h text:style-name="P10" text:outline-level="5"><text:span text:style-name="T18">Bachelor of Arts, Economics &amp; Accounting</text:span><text:span text:style-name="T11"> <text:tab/></text:span><text:span text:style-name="T18">2011</text:span></text:h>
      <text:h text:style-name="P10" text:outline-level="5"><text:span text:style-name="T18">Minors in Statistical Science, Philosophy</text:span><text:span text:style-name="T10"><text:tab/></text:span><text:span text:style-name="T12"> </text:span><text:span text:style-name="T14"><text:tab/></text:span></text:h>
      <text:p text:style-name="P2"/>
      <text:h text:style-name="P31" text:outline-level="2">ADDITIONAL INFORMATION</text:h>
      <text:list xml:id="list6695336080039816620" text:style-name="WW8Num2">
        <text:list-item>
          <text:p text:style-name="P20">California Licensed CPA (License # 119969)</text:p>
        </text:list-item>
        <text:list-item>
          <text:p text:style-name="P21"><text:span text:style-name="T33">LinkedIn Profile: </text:span><text:a xlink:type="simple" xlink:href="http://www.linkedin.com/in/andrewharriscpa" text:style-name="Internet_20_link" text:visited-style-name="Visited_20_Internet_20_Link"><text:span text:style-name="T33">www.linkedin.com/in/andrewharriscpa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ejaVu Math TeX Gyre" svg:font-family="'DejaVu Math TeX Gyre'" style:font-pitch="variable"/>
    <style:font-face style:name="EB Garamond 12" svg:font-family="'EB Garamond 12'" style:font-pitch="variable"/>
    <style:font-face style:name="TeXGyreSchola" svg:font-family="TeXGyreSchol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99in" style:writing-mode="lr-tb"/>
      <style:text-properties style:use-window-font-color="true" style:font-name="Liberation Serif" fo:font-size="12pt" fo:language="en" fo:country="US" style:font-name-asian="Noto Sans CJK JP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 Narrow" fo:font-family="'Arial Narrow'" style:font-family-generic="swiss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Arial Narrow" style:font-family-complex="'Arial Narrow'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 Narrow" fo:font-family="'Arial Narrow'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Arial Narrow" style:font-family-complex="'Arial Narrow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padding-left="0in" fo:padding-right="0in" fo:padding-top="0in" fo:padding-bottom="0.0138in" fo:border-left="none" fo:border-right="none" fo:border-top="none" fo:border-bottom="0.51pt solid #000000" fo:keep-with-next="always"/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padding-left="0in" fo:padding-right="0in" fo:padding-top="0in" fo:padding-bottom="0.0138in" fo:border-left="none" fo:border-right="none" fo:border-top="none" fo:border-bottom="0.51pt solid #000000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padding-left="0in" fo:padding-right="0in" fo:padding-top="0in" fo:padding-bottom="0.0138in" fo:border-left="none" fo:border-right="none" fo:border-top="none" fo:border-bottom="0.51pt solid #000000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in" fo:margin-right="0in" fo:text-indent="-4in" style:auto-text-indent="false" fo:keep-with-next="always"/>
      <style:text-properties fo:color="#000000"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Times New Roman" fo:font-family="'Times New Roman'" style:font-family-generic="roman" style:font-pitch="variable" fo:font-size="10pt" fo:font-style="italic" fo:font-weight="bold" style:font-size-asian="10pt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25in" fo:margin-right="0.3063in" fo:text-indent="-0.25in" style:auto-text-indent="false" fo:keep-with-next="always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_20_body_20_indent" style:display-name="Text body indent" style:family="paragraph" style:parent-style-name="Standard" style:class="text">
      <style:paragraph-properties fo:margin-left="1.1811in" fo:margin-right="0in" fo:text-indent="-1.1811in" style:auto-text-indent="false"/>
      <style:text-properties style:font-name="Arial Narrow" fo:font-family="'Arial Narrow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 Narrow" style:font-family-complex="'Arial Narrow'" style:font-family-generic-complex="swiss" style:font-pitch-complex="variable"/>
    </style:style>
    <style:style style:name="Body_20_Text_20_Indent_20_3" style:display-name="Body Text Indent 3" style:family="paragraph" style:parent-style-name="Standard">
      <style:paragraph-properties fo:margin-left="1.3752in" fo:margin-right="0in" fo:text-align="justify" style:justify-single-word="false" fo:text-indent="0in" style:auto-text-indent="false"/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/>
    </style:style>
    <style:style style:name="Body_20_Text_20_2" style:display-name="Body Text 2" style:family="paragraph" style:parent-style-name="Standard"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alibri" style:family="paragraph" style:parent-style-name="Heading_20_5" style:default-outline-level="" style:list-style-name="">
      <style:paragraph-properties>
        <style:tab-stops>
          <style:tab-stop style:position="6.9374in" style:type="right"/>
        </style:tab-stops>
      </style:paragraph-properties>
    </style:style>
    <style:style style:name="Timesa" style:family="paragraph" style:parent-style-name="Calibri">
      <style:text-properties fo:font-size="10pt" style:font-size-asian="10pt" style:font-size-complex="10pt"/>
    </style:style>
    <style:style style:name="Times_20_New" style:display-name="Times New" style:family="paragraph" style:parent-style-name="Timesa"/>
    <style:style style:name="Arial" style:family="paragraph" style:parent-style-name="Text_20_body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51pt solid #000000">
        <style:tab-stops>
          <style:tab-stop style:position="7.5in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 fo:language="en" fo:country="US" style:text-underline-style="none" fo:font-weight="normal" officeooo:rsid="001c1049" style:font-name-asian="Times New Roman" style:font-family-asian="'Times New Roman'" style:font-family-generic-asian="roman" style:font-pitch-asian="variable" style:font-size-asian="11pt" style:language-asian="zh" style:country-asian="CN" style:font-weight-asian="normal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normal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 style:font-size-complex="10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fo:font-size="10pt" style:font-name-asian="OpenSymbol1" style:font-family-asian="OpenSymbol, 'Arial Unicode MS'" style:font-charset-asian="x-symbol" style:font-size-asian="8.75pt" style:font-name-complex="OpenSymbol1" style:font-family-complex="OpenSymbol, 'Arial Unicode MS'" style:font-charset-complex="x-symbol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8in" fo:margin-right="0.8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YOUR NAME</dc:title>
    <meta:initial-creator>Andrew Harris</meta:initial-creator>
    <meta:creation-date>2016-01-28T10:01:00</meta:creation-date>
    <dc:date>2018-01-21T13:12:07.582779032</dc:date>
    <meta:print-date>2017-01-01T19:38:43.508430053</meta:print-date>
    <meta:editing-cycles>161</meta:editing-cycles>
    <meta:editing-duration>P1DT3H47M41S</meta:editing-duration>
    <meta:generator>LibreOffice/5.2.7.2$Linux_X86_64 LibreOffice_project/20m0$Build-2</meta:generator>
    <meta:document-statistic meta:table-count="0" meta:image-count="0" meta:object-count="0" meta:page-count="1" meta:paragraph-count="39" meta:word-count="274" meta:character-count="1908" meta:non-whitespace-character-count="1678"/>
  </office:meta>
</office:document-meta>
</file>